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311in"/>
    </style:style>
    <style:style style:name="co3" style:family="table-column">
      <style:table-column-properties fo:break-before="auto" style:column-width="2.84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V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3 clust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pulationPerCluster</text:p>
          </table:table-cell>
          <table:table-cell office:value-type="string">
            <text:p>[677, 669, 626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uildingsPerCluster</text:p>
          </table:table-cell>
          <table:table-cell office:value-type="string">
            <text:p>[305, 216, 203]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KV</text:p>
          </table:table-cell>
          <table:table-cell table:style-name="ce1" office:value-type="string">
            <text:p>KV: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verage of the network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ength of f/c Grans (m)</text:p>
          </table:table-cell>
          <table:table-cell office:value-type="string">
            <text:p>[1, 2, 4, 8, 24, 48, 96, 144] is: [22470.151, 63933.683, 21657.323, 3270.268, 0.0, 0.0, 0.0, 0.0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ength of s/d Grans (m)</text:p>
          </table:table-cell>
          <table:table-cell office:value-type="string">
            <text:p>[7, 24] is: [8169.676, 4812.795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ength of d Grans (m)</text:p>
          </table:table-cell>
          <table:table-cell office:value-type="string">
            <text:p>[1] is: [10279.378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Unit Costs</text:p>
          </table:table-cell>
          <table:table-cell office:value-type="string">
            <text:p>[[1.0, 1.08, 1.15, 1.2, 1.24, 1.3, 1.4, 1.48], [0.0], [2, 3], [1]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Length (m)</text:p>
          </table:table-cell>
          <table:table-cell office:value-type="float" office:value="10279.378">
            <text:p>10279.3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Cost ($)</text:p>
          </table:table-cell>
          <table:table-cell office:value-type="float" office:value="237797.579">
            <text:p>237797.5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Trench Cost ($)</text:p>
          </table:table-cell>
          <table:table-cell office:value-type="float" office:value="71955.646">
            <text:p>71955.6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Gran Cost ($)</text:p>
          </table:table-cell>
          <table:table-cell office:value-type="float" office:value="160841.933">
            <text:p>160841.9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Manholes Onewa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Manholes Twowa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Manholes Threeway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anholes Cost ($)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Splices in DHN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HN cost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ce1" office:value-type="string">
            <text:p>KV: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verage of the network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ength of f/c Grans (m)</text:p>
          </table:table-cell>
          <table:table-cell office:value-type="string">
            <text:p>[1, 2, 4, 8, 24, 48, 96, 144] is: [3802.635, 1919.29, 60185.406, 2048.209, 0.0, 0.0, 0.0, 0.0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ength of s/d Grans (m)</text:p>
          </table:table-cell>
          <table:table-cell office:value-type="string">
            <text:p>[7, 24] is: [4265.863, 3032.129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ength of d Grans (m)</text:p>
          </table:table-cell>
          <table:table-cell office:value-type="string">
            <text:p>[1] is: [5531.699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Unit Costs</text:p>
          </table:table-cell>
          <table:table-cell office:value-type="string">
            <text:p>[[1.0, 1.08, 1.15, 1.2, 1.24, 1.3, 1.4, 1.48], [0.0], [2, 3], [1]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Length (m)</text:p>
          </table:table-cell>
          <table:table-cell office:value-type="float" office:value="5531.699">
            <text:p>5531.6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Cost ($)</text:p>
          </table:table-cell>
          <table:table-cell office:value-type="float" office:value="143301.407">
            <text:p>143301.4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Trench Cost ($)</text:p>
          </table:table-cell>
          <table:table-cell office:value-type="float" office:value="38721.89">
            <text:p>38721.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Gran Cost ($)</text:p>
          </table:table-cell>
          <table:table-cell office:value-type="float" office:value="100579.517">
            <text:p>100579.5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Manholes Onewa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Manholes Twowa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Manholes Threewa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anholes Cost ($)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Splices in DHN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HN cost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ce1" office:value-type="string">
            <text:p>KV: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verage of the network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ength of f/c Grans (m)</text:p>
          </table:table-cell>
          <table:table-cell office:value-type="string">
            <text:p>[1, 2, 4, 8, 24, 48, 96, 144] is: [16501.035, 5527.499, 27022.967, 8291.207, 635.708, 0.0, 0.0, 0.0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ength of s/d Grans (m)</text:p>
          </table:table-cell>
          <table:table-cell office:value-type="string">
            <text:p>[7, 24] is: [4039.716, 2609.298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Length of d Grans (m)</text:p>
          </table:table-cell>
          <table:table-cell office:value-type="string">
            <text:p>[1] is: [5298.761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Unit Costs</text:p>
          </table:table-cell>
          <table:table-cell office:value-type="string">
            <text:p>[[1.0, 1.08, 1.15, 1.2, 1.24, 1.3, 1.4, 1.48], [0.0], [2, 3], [1]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Length (m)</text:p>
          </table:table-cell>
          <table:table-cell office:value-type="float" office:value="5298.761">
            <text:p>5298.7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Cost ($)</text:p>
          </table:table-cell>
          <table:table-cell office:value-type="float" office:value="127225.093">
            <text:p>127225.0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Trench Cost ($)</text:p>
          </table:table-cell>
          <table:table-cell office:value-type="float" office:value="37091.325">
            <text:p>37091.3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otal Feeder Network Gran Cost ($)</text:p>
          </table:table-cell>
          <table:table-cell office:value-type="float" office:value="85133.767">
            <text:p>85133.7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Manholes Onewa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Manholes Twowa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Manholes Threeway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anholes Cost ($)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umber of Splices in DHN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HN cost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3"/>
        </table:table-row>
      </table:table>
      <table:table table:name="Central Office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Central Off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Central Offi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ength of f/c Grans (m)</text:p>
          </table:table-cell>
          <table:table-cell office:value-type="string">
            <text:p>[96, 192] is: [[286.296, 5623.639], [329.241, 7873.095]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ength of s/d Grans (m)</text:p>
          </table:table-cell>
          <table:table-cell office:value-type="string">
            <text:p>[7, 14] is: [[0.0, 685.305], [0.0, 2055.916]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ength of d Grans (m)</text:p>
          </table:table-cell>
          <table:table-cell office:value-type="string">
            <text:p>[1] is: [[685.305], [685.305]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nit Costs</text:p>
          </table:table-cell>
          <table:table-cell office:value-type="string">
            <text:p>[[1.15, 1.4], [0.0], [2, 3], [1]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otal Feeder Network Length (m)</text:p>
          </table:table-cell>
          <table:table-cell office:value-type="float" office:value="685.305">
            <text:p>685.3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otal Feeder Network Cost ($)</text:p>
          </table:table-cell>
          <table:table-cell office:value-type="float" office:value="27840.693">
            <text:p>27840.6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otal Feeder Network Trench Cost ($)</text:p>
          </table:table-cell>
          <table:table-cell office:value-type="float" office:value="4797.136">
            <text:p>4797.1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otal Feeder Network Gran Cost ($)</text:p>
          </table:table-cell>
          <table:table-cell office:value-type="float" office:value="10943.556">
            <text:p>10943.5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of Manholes Oneway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of Manholes Twoway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of Manholes Threewa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anholes Cost ($)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of Splices in CO</text:p>
          </table:table-cell>
          <table:table-cell office:value-type="float" office:value="4896">
            <text:p>48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 cost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of Splices in DHNs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of Splices in DHNs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of Splices in DHNs</text:p>
          </table:table-cell>
          <table:table-cell office:value-type="float" office:value="1632">
            <text:p>1632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omix </meta:initial-creator>
    <meta:creation-date>2015-09-08T09:49:37</meta:creation-date>
    <dc:date>2015-09-08T09:58:41</dc:date>
    <dc:creator>Enomix </dc:creator>
    <meta:editing-duration>PT4M16S</meta:editing-duration>
    <meta:editing-cycles>2</meta:editing-cycles>
    <meta:generator>LibreOffice/3.6$Linux_X86_64 LibreOffice_project/360m1$Build-2</meta:generator>
    <meta:document-statistic meta:table-count="2" meta:cell-count="143" meta:object-count="0"/>
  </office:meta>
</office:document-meta>
</file>